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 office:value-type="float" office:value="8380" calcext:value-type="float">
            <text:p>8380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196.688533068" calcext:value-type="float">
            <text:p>196,688533068</text:p>
          </table:table-cell>
          <table:table-cell office:value-type="float" office:value="14.5969779491" calcext:value-type="float">
            <text:p>14,59697794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10184964674" calcext:value-type="float">
            <text:p>99,61</text:p>
          </table:table-cell>
          <table:table-cell table:style-name="ce3" table:formula="of:=([.F3]/12597)*100" office:value-type="float" office:value="0.388981503532587" calcext:value-type="float">
            <text:p>0,39</text:p>
          </table:table-cell>
          <table:table-cell office:value-type="float" office:value="8241" calcext:value-type="float">
            <text:p>8241</text:p>
          </table:table-cell>
          <table:table-cell table:style-name="ce4" table:formula="of:=[.E19]+[.H19]" office:value-type="float" office:value="12548" calcext:value-type="float">
            <text:p>12548</text:p>
          </table:table-cell>
          <table:table-cell table:formula="of:=12597-[.E3]" office:value-type="float" office:value="49" calcext:value-type="float">
            <text:p>49</text:p>
          </table:table-cell>
          <table:table-cell office:value-type="float" office:value="192.387858868" calcext:value-type="float">
            <text:p>192,387858868</text:p>
          </table:table-cell>
          <table:table-cell office:value-type="float" office:value="14.2865450382" calcext:value-type="float">
            <text:p>14,28654503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07104866238" calcext:value-type="float">
            <text:p>99,65</text:p>
          </table:table-cell>
          <table:table-cell table:style-name="ce3" table:formula="of:=([.F4]/12597)*100" office:value-type="float" office:value="0.349289513376201" calcext:value-type="float">
            <text:p>0,35</text:p>
          </table:table-cell>
          <table:table-cell office:value-type="float" office:value="8373" calcext:value-type="float">
            <text:p>8373</text:p>
          </table:table-cell>
          <table:table-cell table:style-name="ce4" table:formula="of:=[.E20]+[.H20]" office:value-type="float" office:value="12553" calcext:value-type="float">
            <text:p>12553</text:p>
          </table:table-cell>
          <table:table-cell table:formula="of:=12597-[.E4]" office:value-type="float" office:value="44" calcext:value-type="float">
            <text:p>44</text:p>
          </table:table-cell>
          <table:table-cell office:value-type="float" office:value="114.835810184" calcext:value-type="float">
            <text:p>114,835810184</text:p>
          </table:table-cell>
          <table:table-cell office:value-type="float" office:value="14.552271843" calcext:value-type="float">
            <text:p>14,5522718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376" calcext:value-type="float">
            <text:p>8376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59.998600006" calcext:value-type="float">
            <text:p>159,998600006</text:p>
          </table:table-cell>
          <table:table-cell office:value-type="float" office:value="14.5488891602" calcext:value-type="float">
            <text:p>14,548889160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143.650779009" calcext:value-type="float">
            <text:p>143,650779009</text:p>
          </table:table-cell>
          <table:table-cell office:value-type="float" office:value="14.4000043869" calcext:value-type="float">
            <text:p>14,40000438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18480590617" calcext:value-type="float">
            <text:p>99,76</text:p>
          </table:table-cell>
          <table:table-cell table:style-name="ce3" table:formula="of:=([.F7]/12597)*100" office:value-type="float" office:value="0.238151940938319" calcext:value-type="float">
            <text:p>0,24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116.386622906" calcext:value-type="float">
            <text:p>116,386622906</text:p>
          </table:table-cell>
          <table:table-cell office:value-type="float" office:value="14.5134270191" calcext:value-type="float">
            <text:p>14,51342701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7676" calcext:value-type="float">
            <text:p>7676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54.946390152" calcext:value-type="float">
            <text:p>154,946390152</text:p>
          </table:table-cell>
          <table:table-cell office:value-type="float" office:value="13.3320329189" calcext:value-type="float">
            <text:p>13,33203291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124.397999048" calcext:value-type="float">
            <text:p>124,397999048</text:p>
          </table:table-cell>
          <table:table-cell office:value-type="float" office:value="14.4076781273" calcext:value-type="float">
            <text:p>14,407678127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00944669366" calcext:value-type="float">
            <text:p>99,73</text:p>
          </table:table-cell>
          <table:table-cell table:style-name="ce3" table:formula="of:=([.F10]/12597)*100" office:value-type="float" office:value="0.269905533063428" calcext:value-type="float">
            <text:p>0,27</text:p>
          </table:table-cell>
          <table:table-cell office:value-type="float" office:value="8363" calcext:value-type="float">
            <text:p>8363</text:p>
          </table:table-cell>
          <table:table-cell table:style-name="ce4" table:formula="of:=[.E26]+[.H26]" office:value-type="float" office:value="12563" calcext:value-type="float">
            <text:p>12563</text:p>
          </table:table-cell>
          <table:table-cell table:formula="of:=12597-[.E10]" office:value-type="float" office:value="34" calcext:value-type="float">
            <text:p>34</text:p>
          </table:table-cell>
          <table:table-cell office:value-type="float" office:value="166.982566833" calcext:value-type="float">
            <text:p>166,982566833</text:p>
          </table:table-cell>
          <table:table-cell office:value-type="float" office:value="14.5093910694" calcext:value-type="float">
            <text:p>14,509391069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 office:value-type="float" office:value="8493" calcext:value-type="float">
            <text:p>8493</text:p>
          </table:table-cell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125.622506857" calcext:value-type="float">
            <text:p>125,622506857</text:p>
          </table:table-cell>
          <table:table-cell office:value-type="float" office:value="14.8025171757" calcext:value-type="float">
            <text:p>14,802517175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8287.2" calcext:value-type="float">
            <text:p>8287,2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149.5897666931" calcext:value-type="float">
            <text:p>149,5897666931</text:p>
          </table:table-cell>
          <table:table-cell table:formula="of:=SUM([.H2:.H11])/10" office:value-type="float" office:value="14.39497346878" calcext:value-type="float">
            <text:p>14,394973468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870921648011" calcext:value-type="float">
            <text:p>0,657870921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3" calcext:value-type="float">
            <text:p>5845,3</text:p>
          </table:table-cell>
          <table:table-cell table:formula="of:=AVERAGE([.G18:.G27])" office:value-type="float" office:value="17.4" calcext:value-type="float">
            <text:p>17,4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90" calcext:value-type="float">
            <text:p>669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724" calcext:value-type="float">
            <text:p>67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3" calcext:value-type="float">
            <text:p>5845,3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39" calcext:value-type="float">
            <text:p>66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2:.G22])" office:value-type="float" office:value="6787" calcext:value-type="float">
            <text:p>67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4" calcext:value-type="float">
            <text:p>17,4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97" calcext:value-type="float">
            <text:p>67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872" calcext:value-type="float">
            <text:p>587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4:.G24])" office:value-type="float" office:value="6689" calcext:value-type="float">
            <text:p>66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5:.G25])" office:value-type="float" office:value="6691" calcext:value-type="float">
            <text:p>669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6" calcext:value-type="float">
            <text:p>59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28" calcext:value-type="float">
            <text:p>66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5.3" calcext:value-type="float">
            <text:p>5845,3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7.4" calcext:value-type="float">
            <text:p>17,4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53" calcext:value-type="float">
            <text:p>58453</text:p>
          </table:table-cell>
          <table:table-cell table:formula="of:=SUM([.F18:.F27])" office:value-type="float" office:value="206" calcext:value-type="float">
            <text:p>206</text:p>
          </table:table-cell>
          <table:table-cell table:formula="of:=SUM([.G18:.G27])" office:value-type="float" office:value="174" calcext:value-type="float">
            <text:p>174</text:p>
          </table:table-cell>
          <table:table-cell table:formula="of:=SUM([.H18:.H27])" office:value-type="float" office:value="67137" calcext:value-type="float">
            <text:p>6713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3208419329" calcext:value-type="float">
            <text:p>0,9970320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40:12.7217872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9S</meta:editing-duration>
    <meta:editing-cycles>9</meta:editing-cycles>
    <meta:generator>LibreOffice/5.1.6.2$Linux_X86_64 LibreOffice_project/10m0$Build-2</meta:generator>
    <dc:date>2018-01-23T23:40:19.400628057</dc:date>
    <meta:document-statistic meta:table-count="1" meta:cell-count="181" meta:object-count="0"/>
  </office:meta>
</office:document-meta>
</file>